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2.3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ro8" style:family="table-row">
      <style:table-row-properties style:row-height="14.04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</style:style>
    <style:style style:name="ce163" style:family="table-cell" style:parent-style-name="Default" style:data-style-name="N100">
      <style:table-cell-properties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fo:padding="0.71m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 style:data-style-name="N164"/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71mm"/>
    </style:style>
    <style:style style:name="ce91" style:family="table-cell" style:parent-style-name="Default" style:data-style-name="N1">
      <style:table-cell-properties fo:padding="0.71m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2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>
      <style:table-cell-properties fo:background-color="transparent" fo:padding="0.71mm"/>
    </style:style>
    <style:style style:name="ce138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4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1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198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198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18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198"/>
            <table:table-cell table:style-name="ce101"/>
            <table:table-cell table:style-name="ce107"/>
            <table:table-cell table:style-name="ce21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,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,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,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,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,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,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,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,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,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,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,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,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,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,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,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,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,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,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,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,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,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,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,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,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,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,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,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,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,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,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,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,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,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,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3" office:value-type="float" office:value="0.355" calcext:value-type="float">
            <text:p>0,355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6A-LTPMS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,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,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,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,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,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,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,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,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,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,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,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,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,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,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,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,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,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,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,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,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,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,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,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,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,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,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,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,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,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,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,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,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,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,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,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,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,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,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,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,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,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,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,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,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,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,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,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,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,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,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,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,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,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,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,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,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,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,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,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TL072CD-ST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,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,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,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,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,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,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,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,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,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,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,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,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,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2LID</text:p>
          </table:table-cell>
          <table:table-cell table:style-name="ce22" office:value-type="string" calcext:value-type="string">
            <text:p><text:span text:style-name="T2">THT</text:span>, dual (red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2000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934MD2LID</text:p>
          </table:table-cell>
          <table:table-cell table:style-name="ce69" office:value-type="float" office:value="1.03" calcext:value-type="float">
            <text:p>1,03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 calcext:value-type="currency">
            <text:p>0,920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,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,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,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,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,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,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,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,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,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,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,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,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,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,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,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,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,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,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,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,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,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,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,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,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,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,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 calcext:value-type="currency">
            <text:p>1,09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,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,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,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,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,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,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,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,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,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,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,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,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,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,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,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,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,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,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,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,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,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,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,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,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,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,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,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,246</text:p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,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,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,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,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,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,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,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,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,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,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,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,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,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,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,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,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2010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,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,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,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,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,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,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,039</text:p>
          </table:table-cell>
          <table:table-cell table:number-columns-repeated="992"/>
        </table:table-row>
        <table:table-row table:style-name="ro7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4K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5, R46</text:p>
            <text:p/>
          </table:table-cell>
          <table:table-cell table:style-name="ce13" office:value-type="string" calcext:value-type="string">
            <text:p>2670132</text:p>
          </table:table-cell>
          <table:table-cell table:style-name="ce13" office:value-type="string" calcext:value-type="string">
            <text:p>WF08U1243BTL</text:p>
          </table:table-cell>
          <table:table-cell table:style-name="ce43" office:value-type="float" office:value="0.0248" calcext:value-type="float">
            <text:p>0,02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P124KDACT-ND </text:p>
          </table:table-cell>
          <table:table-cell table:style-name="ce69" office:value-type="float" office:value="0.269" calcext:value-type="float">
            <text:p>0,26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67-ERJ-PB6B1243V</text:p>
          </table:table-cell>
          <table:table-cell table:style-name="ce69" office:value-type="float" office:value="0.16" calcext:value-type="float">
            <text:p>0,16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3-1601</text:p>
          </table:table-cell>
          <table:table-cell table:style-name="ce13" office:value-type="string" calcext:value-type="string">
            <text:p>CPF0805B124KE1</text:p>
          </table:table-cell>
          <table:table-cell table:style-name="ce69" office:value-type="float" office:value="0.223" calcext:value-type="float">
            <text:p>0,22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ERA6AEB1243V</text:p>
          </table:table-cell>
          <table:table-cell table:style-name="ce43" office:value-type="float" office:value="0.089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118" table:formula="of:=IF([.B87]&lt;&gt;&quot;&quot;;MIN([.H87];[.K87];[.N87];[.R87];[.U87]);&quot;&quot;)" office:value-type="currency" office:currency="EUR" office:value="0.0248" calcext:value-type="currency">
            <text:p>0,02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7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 </text:p>
          </table:table-cell>
          <table:table-cell table:style-name="ce14" office:value-type="string" calcext:value-type="string">
            <text:p>9236643</text:p>
          </table:table-cell>
          <table:table-cell table:style-name="ce23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CRCT-N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1206FR-0710RL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1206S4J0100T5E</text:p>
          </table:table-cell>
          <table:table-cell table:style-name="ce44" office:value-type="float" office:value="0.01244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8]&lt;&gt;&quot;&quot;;&quot;&quot;;[.B88])" office:value-type="float" office:value="7" calcext:value-type="float">
            <text:p>7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18" table:formula="of:=IF([.B88]&lt;&gt;&quot;&quot;;MIN([.H88];[.K88];[.N88];[.R88];[.U88]);&quot;&quot;)" office:value-type="currency" office:currency="EUR" office:value="0.01244" calcext:value-type="currency">
            <text:p>0,012 €</text:p>
          </table:table-cell>
          <table:table-cell table:style-name="ce112" table:formula="of:=[.B88]" office:value-type="float" office:value="7" calcext:value-type="float">
            <text:p>7</text:p>
          </table:table-cell>
          <table:table-cell table:style-name="ce128" table:formula="of:=[.Z88]*[.AA88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8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9K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8, R64</text:p>
          </table:table-cell>
          <table:table-cell table:style-name="ce13" office:value-type="string" calcext:value-type="string">
            <text:p>2337828</text:p>
          </table:table-cell>
          <table:table-cell table:style-name="ce13" office:value-type="string" calcext:value-type="string">
            <text:p>MCWF08R3902BTL</text:p>
          </table:table-cell>
          <table:table-cell table:style-name="ce43" office:value-type="float" office:value="0.276" calcext:value-type="float">
            <text:p>0,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P20774CT-ND</text:p>
          </table:table-cell>
          <table:table-cell table:style-name="ce69" office:value-type="float" office:value="0.268" calcext:value-type="float">
            <text:p>0,26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39KE1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18</text:p>
          </table:table-cell>
          <table:table-cell table:style-name="ce13" office:value-type="string" calcext:value-type="string">
            <text:p>CPF-A-0805B39KE1</text:p>
          </table:table-cell>
          <table:table-cell table:style-name="ce69" office:value-type="float" office:value="0.343" calcext:value-type="float">
            <text:p>0,3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3902</text:p>
          </table:table-cell>
          <table:table-cell table:style-name="ce43" office:value-type="float" office:value="0.10543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9]&lt;&gt;&quot;&quot;;&quot;&quot;;[.B89])" office:value-type="float" office:value="2" calcext:value-type="float">
            <text:p>2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10543" calcext:value-type="currency">
            <text:p>0,105 €</text:p>
          </table:table-cell>
          <table:table-cell table:style-name="ce112" table:formula="of:=[.B89]" office:value-type="float" office:value="2" calcext:value-type="float">
            <text:p>2</text:p>
          </table:table-cell>
          <table:table-cell table:style-name="ce128" table:formula="of:=[.Z89]*[.AA89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23" office:value-type="string" calcext:value-type="string">
            <text:p>MCWF08R8200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1979CT-ND </text:p>
          </table:table-cell>
          <table:table-cell table:style-name="ce70" office:value-type="float" office:value="0.262" calcext:value-type="float">
            <text:p>0,26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T0805BRD07820RL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84</text:p>
          </table:table-cell>
          <table:table-cell table:style-name="ce86" office:value-type="string" calcext:value-type="string">
            <text:p>CPF-A-0805B820RE1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8200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89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89];[.U90]);&quot;&quot;)" office:value-type="currency" office:currency="EUR" office:value="0.10543" calcext:value-type="currency">
            <text:p>0,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7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61, R109 </text:p>
          </table:table-cell>
          <table:table-cell table:style-name="ce13" office:value-type="string" calcext:value-type="string">
            <text:p>2447479</text:p>
          </table:table-cell>
          <table:table-cell table:style-name="ce13" office:value-type="string" calcext:value-type="string">
            <text:p>MCWR12W1R00FTL</text:p>
          </table:table-cell>
          <table:table-cell table:style-name="ce43" office:value-type="float" office:value="0.0166" calcext:value-type="float">
            <text:p>0,01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NCP1206FTD1R00</text:p>
          </table:table-cell>
          <table:table-cell table:style-name="ce69" office:value-type="float" office:value="0.093" calcext:value-type="float">
            <text:p>0,093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6-GWCR1206-1R0FT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76" office:value-type="float" office:value="25" calcext:value-type="float">
            <text:p>25</text:p>
          </table:table-cell>
          <table:table-cell table:style-name="ce85" office:value-type="string" calcext:value-type="string">
            <text:p>794-4180</text:p>
          </table:table-cell>
          <table:table-cell table:style-name="ce13" office:value-type="string" calcext:value-type="string">
            <text:p>CRL1206-FW-1R00ELF</text:p>
          </table:table-cell>
          <table:table-cell table:style-name="ce69" office:value-type="float" office:value="0.054" calcext:value-type="float">
            <text:p>0,054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CQ06S4J010JT5E</text:p>
          </table:table-cell>
          <table:table-cell table:style-name="ce43" office:value-type="float" office:value="0.01161" calcext:value-type="float">
            <text:p>0,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1];[.U91]);&quot;&quot;)" office:value-type="currency" office:currency="EUR" office:value="0.01161" calcext:value-type="currency">
            <text:p>0,012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02322" calcext:value-type="float">
            <text:p>0,023</text:p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K2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3</text:p>
          </table:table-cell>
          <table:table-cell table:style-name="ce14" office:value-type="string" calcext:value-type="string">
            <text:p>2447732</text:p>
          </table:table-cell>
          <table:table-cell table:style-name="ce23" office:value-type="string" calcext:value-type="string">
            <text:p>MCWR08X82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8.20KCRCT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82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56</text:p>
          </table:table-cell>
          <table:table-cell table:style-name="ce86" office:value-type="string" calcext:value-type="string">
            <text:p>CRG0805F8K2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0805S8J0822T5E</text:p>
          </table:table-cell>
          <table:table-cell table:style-name="ce44" office:value-type="float" office:value="0.01305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1" calcext:value-type="float">
            <text:p>1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18" table:formula="of:=IF([.B92]&lt;&gt;&quot;&quot;;MIN([.H92];[.K92];[.N92];[.R92];[.U92]);&quot;&quot;)" office:value-type="currency" office:currency="EUR" office:value="0.0078" calcext:value-type="currency">
            <text:p>0,008 €</text:p>
          </table:table-cell>
          <table:table-cell table:style-name="ce112" table:formula="of:=[.B92]" office:value-type="float" office:value="1" calcext:value-type="float">
            <text:p>1</text:p>
          </table:table-cell>
          <table:table-cell table:style-name="ce128" table:formula="of:=[.Z92]*[.AA92]" office:value-type="float" office:value="0.0078" calcext:value-type="float">
            <text:p>0,008</text:p>
          </table:table-cell>
          <table:table-cell table:number-columns-repeated="992"/>
        </table:table-row>
        <table:table-row table:style-name="ro7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6, R106 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3" office:value-type="float" office:value="0.0078" calcext:value-type="float">
            <text:p>0,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9755CT-ND</text:p>
          </table:table-cell>
          <table:table-cell table:style-name="ce69" office:value-type="float" office:value="0.048" calcext:value-type="float">
            <text:p>0,0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1ELF</text:p>
          </table:table-cell>
          <table:table-cell table:style-name="ce69" office:value-type="float" office:value="0.014" calcext:value-type="float">
            <text:p>0,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1T5E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2" calcext:value-type="float">
            <text:p>2</text:p>
          </table:table-cell>
          <table:table-cell table:style-name="ce112" table:formula="of:=IF([.Z93]=[.H93];&quot;Farnell&quot;; IF([.Z93]=[.K93]; &quot;Digikey&quot;; IF([.Z93]=[.N93]; &quot;Mouser&quot;; IF([.Z93]=[.R91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1];[.U93]);&quot;&quot;)" office:value-type="currency" office:currency="EUR" office:value="0.0078" calcext:value-type="currency">
            <text:p>0,008 €</text:p>
          </table:table-cell>
          <table:table-cell table:style-name="ce112" table:formula="of:=[.B93]" office:value-type="float" office:value="2" calcext:value-type="float">
            <text:p>2</text:p>
          </table:table-cell>
          <table:table-cell table:style-name="ce128" table:formula="of:=[.Z93]*[.AA93]" office:value-type="float" office:value="0.0156" calcext:value-type="float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3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23" office:value-type="string" calcext:value-type="string">
            <text:p>GMR100HTBFA10L0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11-1686-1-ND</text:p>
          </table:table-cell>
          <table:table-cell table:style-name="ce70" office:value-type="float" office:value="1.35" calcext:value-type="float">
            <text:p>1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55-GMR100HTBFA10L0</text:p>
          </table:table-cell>
          <table:table-cell table:style-name="ce70" office:value-type="float" office:value="1.08" calcext:value-type="float">
            <text:p>1,0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94]&lt;&gt;&quot;&quot;;&quot;&quot;;[.B94])" office:value-type="float" office:value="1" calcext:value-type="float">
            <text:p>1</text:p>
          </table:table-cell>
          <table:table-cell table:style-name="ce112" table:formula="of:=IF([.Z94]=[.H94];&quot;Farnell&quot;; IF([.Z94]=[.K94]; &quot;Digikey&quot;; IF([.Z94]=[.N94]; &quot;Mouser&quot;; IF([.Z94]=[.R94]; &quot;RS&quot;; IF([.Z94]=[.U94]; &quot;TME&quot;)))))" office:value-type="string" office:string-value="Mouser" calcext:value-type="string">
            <text:p>Mouser</text:p>
          </table:table-cell>
          <table:table-cell table:style-name="ce118" table:formula="of:=IF([.B94]&lt;&gt;&quot;&quot;;MIN([.H94];[.K94];[.N94];[.R94];[.U94]);&quot;&quot;)" office:value-type="currency" office:currency="EUR" office:value="1.08" calcext:value-type="currency">
            <text:p>1,080 €</text:p>
          </table:table-cell>
          <table:table-cell table:style-name="ce112" table:formula="of:=[.B94]" office:value-type="float" office:value="1" calcext:value-type="float">
            <text:p>1</text:p>
          </table:table-cell>
          <table:table-cell table:style-name="ce128" table:formula="of:=[.Z94]*[.AA94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, R10, R18, R55, R72, R96, R114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3" office:value-type="float" office:value="0.0097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100KCT-ND 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-CRCW0805100KFKEAC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3" office:value-type="float" office:value="0.01458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5]&lt;&gt;&quot;&quot;;&quot;&quot;;[.B95])" office:value-type="float" office:value="7" calcext:value-type="float">
            <text:p>7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18" table:formula="of:=IF([.B95]&lt;&gt;&quot;&quot;;MIN([.H95];[.K95];[.N95];[.R95];[.U95]);&quot;&quot;)" office:value-type="currency" office:currency="EUR" office:value="0.0097" calcext:value-type="currency">
            <text:p>0,010 €</text:p>
          </table:table-cell>
          <table:table-cell table:style-name="ce112" table:formula="of:=[.B95]" office:value-type="float" office:value="7" calcext:value-type="float">
            <text:p>7</text:p>
          </table:table-cell>
          <table:table-cell table:style-name="ce128" table:formula="of:=[.Z95]*[.AA95]" office:value-type="float" office:value="0.0679" calcext:value-type="float">
            <text:p>0,068</text:p>
          </table:table-cell>
          <table:table-cell table:number-columns-repeated="992"/>
        </table:table-row>
        <table:table-row table:style-name="ro7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23" office:value-type="string" calcext:value-type="string">
            <text:p>MCMR08X271 JTL</text:p>
          </table:table-cell>
          <table:table-cell table:style-name="ce44" office:value-type="float" office:value="0.009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70RCT-ND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27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48</text:p>
          </table:table-cell>
          <table:table-cell table:style-name="ce86" office:value-type="string" calcext:value-type="string">
            <text:p>CRG0805F270R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2700T5E</text:p>
          </table:table-cell>
          <table:table-cell table:style-name="ce44" office:value-type="float" office:value="0.02269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1" calcext:value-type="float">
            <text:p>1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" calcext:value-type="currency">
            <text:p>0,009 €</text:p>
          </table:table-cell>
          <table:table-cell table:style-name="ce112" table:formula="of:=[.B96]" office:value-type="float" office:value="1" calcext:value-type="float">
            <text:p>1</text:p>
          </table:table-cell>
          <table:table-cell table:style-name="ce128" table:formula="of:=[.Z96]*[.AA96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5, R76, R79, R85, R113, R116 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70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-CRCW0805470RFKEB</text:p>
          </table:table-cell>
          <table:table-cell table:style-name="ce69" office:value-type="float" office:value="0.041" calcext:value-type="float">
            <text:p>0,041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6" calcext:value-type="float">
            <text:p>6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189" calcext:value-type="currency">
            <text:p>0,019 €</text:p>
          </table:table-cell>
          <table:table-cell table:style-name="ce112" table:formula="of:=[.B97]" office:value-type="float" office:value="6" calcext:value-type="float">
            <text:p>6</text:p>
          </table:table-cell>
          <table:table-cell table:style-name="ce128" table:formula="of:=[.Z97]*[.AA97]" office:value-type="float" office:value="0.1134" calcext:value-type="float">
            <text:p>0,113</text:p>
          </table:table-cell>
          <table:table-cell table:number-columns-repeated="992"/>
        </table:table-row>
        <table:table-row table:style-name="ro7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1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, R38, R43, R69, R91, R101 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3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C0805FR-071KL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KL</text:p>
          </table:table-cell>
          <table:table-cell table:style-name="ce70" office:value-type="float" office:value="0.015" calcext:value-type="float">
            <text:p>0,01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70" office:value-type="float" office:value="0.017" calcext:value-type="float">
            <text:p>0,01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Mouser" calcext:value-type="string">
            <text:p>Mouser</text:p>
          </table:table-cell>
          <table:table-cell table:style-name="ce118" table:formula="of:=IF([.B98]&lt;&gt;&quot;&quot;;MIN([.H98];[.K98];[.N98];[.R98];[.U98]);&quot;&quot;)" office:value-type="currency" office:currency="EUR" office:value="0.015" calcext:value-type="currency">
            <text:p>0,015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09" calcext:value-type="float">
            <text:p>0,090</text:p>
          </table:table-cell>
          <table:table-cell table:number-columns-repeated="992"/>
        </table:table-row>
        <table:table-row table:style-name="ro7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3, R90, R92, R104, R112 </text:p>
          </table:table-cell>
          <table:table-cell table:style-name="ce13" office:value-type="string" calcext:value-type="string">
            <text:p>2695037</text:p>
          </table:table-cell>
          <table:table-cell table:style-name="ce13" office:value-type="string" calcext:value-type="string">
            <text:p>MCWR08X331 JTL</text:p>
          </table:table-cell>
          <table:table-cell table:style-name="ce43" office:value-type="float" office:value="0.0094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9743CT-ND</text:p>
          </table:table-cell>
          <table:table-cell table:style-name="ce69" office:value-type="float" office:value="0.045" calcext:value-type="float">
            <text:p>0,04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0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54</text:p>
          </table:table-cell>
          <table:table-cell table:style-name="ce13" office:value-type="string" calcext:value-type="string">
            <text:p>CRG0805F330R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0T5E</text:p>
          </table:table-cell>
          <table:table-cell table:style-name="ce43" office:value-type="float" office:value="0.01458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5" calcext:value-type="float">
            <text:p>5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18" table:formula="of:=IF([.B99]&lt;&gt;&quot;&quot;;MIN([.H99];[.K99];[.N99];[.R99];[.U99]);&quot;&quot;)" office:value-type="currency" office:currency="EUR" office:value="0.0094" calcext:value-type="currency">
            <text:p>0,009 €</text:p>
          </table:table-cell>
          <table:table-cell table:style-name="ce112" table:formula="of:=[.B99]" office:value-type="float" office:value="5" calcext:value-type="float">
            <text:p>5</text:p>
          </table:table-cell>
          <table:table-cell table:style-name="ce128" table:formula="of:=[.Z99]*[.AA99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7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, R19</text:p>
            <text:p/>
          </table:table-cell>
          <table:table-cell table:style-name="ce14" office:value-type="string" calcext:value-type="string">
            <text:p>2447637</text:p>
          </table:table-cell>
          <table:table-cell table:style-name="ce2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3T5E</text:p>
          </table:table-cell>
          <table:table-cell table:style-name="ce44" office:value-type="float" office:value="0.014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2" calcext:value-type="float">
            <text:p>2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1" calcext:value-type="currency">
            <text:p>0,010 €</text:p>
          </table:table-cell>
          <table:table-cell table:style-name="ce112" table:formula="of:=[.B100]" office:value-type="float" office:value="2" calcext:value-type="float">
            <text:p>2</text:p>
          </table:table-cell>
          <table:table-cell table:style-name="ce128" table:formula="of:=[.Z100]*[.AA100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7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C01000001007JA100</text:p>
          </table:table-cell>
          <table:table-cell table:style-name="ce22" office:value-type="string" calcext:value-type="string">
            <text:p><text:span text:style-name="T2">THT</text:span>; power resistor</text:p>
          </table:table-cell>
          <table:table-cell table:style-name="ce13" office:value-type="string" calcext:value-type="string">
            <text:p>R93</text:p>
          </table:table-cell>
          <table:table-cell table:style-name="ce13" office:value-type="string" calcext:value-type="string">
            <text:p>1735022</text:p>
          </table:table-cell>
          <table:table-cell table:style-name="ce13" office:value-type="string" calcext:value-type="string">
            <text:p>AC01000001007JA100</text:p>
          </table:table-cell>
          <table:table-cell table:style-name="ce43" office:value-type="float" office:value="0.441" calcext:value-type="float">
            <text:p>0,441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PC1W.10CT-ND</text:p>
          </table:table-cell>
          <table:table-cell table:style-name="ce69" office:value-type="float" office:value="0.5" calcext:value-type="float">
            <text:p>0,5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4-AC01W0R100J </text:p>
          </table:table-cell>
          <table:table-cell table:style-name="ce69" office:value-type="float" office:value="0.349" calcext:value-type="float">
            <text:p>0,34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46-9836</text:p>
          </table:table-cell>
          <table:table-cell table:style-name="ce13" office:value-type="string" calcext:value-type="string">
            <text:p>AC01000001007JA100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101]" office:value-type="float" office:value="1" calcext:value-type="float">
            <text:p>1</text:p>
          </table:table-cell>
          <table:table-cell table:style-name="ce76" table:formula="of:=IF([.W101]&lt;&gt;&quot;&quot;;&quot;&quot;;[.B101])">
            <text:p/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Mouser" calcext:value-type="string">
            <text:p>Mouser</text:p>
          </table:table-cell>
          <table:table-cell table:style-name="ce118" table:formula="of:=IF([.B101]&lt;&gt;&quot;&quot;;MIN([.H101];[.K101];[.N101];[.R101];[.U101]);&quot;&quot;)" office:value-type="currency" office:currency="EUR" office:value="0.349" calcext:value-type="currency">
            <text:p>0,349 €</text:p>
          </table:table-cell>
          <table:table-cell table:style-name="ce112" table:formula="of:=[.B101]" office:value-type="float" office:value="1" calcext:value-type="float">
            <text:p>1</text:p>
          </table:table-cell>
          <table:table-cell table:style-name="ce128" table:formula="of:=[.Z101]*[.AA101]" office:value-type="float" office:value="0.349" calcext:value-type="float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7</text:p>
          </table:table-cell>
          <table:table-cell table:style-name="ce14" office:value-type="string" calcext:value-type="string">
            <text:p>2447714</text:p>
          </table:table-cell>
          <table:table-cell table:style-name="ce23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6.20CRCT-ND</text:p>
          </table:table-cell>
          <table:table-cell table:style-name="ce70" office:value-type="float" office:value="0.07" calcext:value-type="float">
            <text:p>0,0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6R2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2]&lt;&gt;&quot;&quot;;&quot;&quot;;[.B102])" office:value-type="float" office:value="1" calcext:value-type="float">
            <text:p>1</text:p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18" table:formula="of:=IF([.B102]&lt;&gt;&quot;&quot;;MIN([.H102];[.K102];[.N102];[.R102];[.U102]);&quot;&quot;)" office:value-type="currency" office:currency="EUR" office:value="0.0116" calcext:value-type="currency">
            <text:p>0,012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7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R1206-33R-4/8</text:p>
          </table:table-cell>
          <table:table-cell table:style-name="ce22" office:value-type="string" calcext:value-type="string">
            <text:p>1206 resistor array</text:p>
          </table:table-cell>
          <table:table-cell table:style-name="ce13" office:value-type="string" calcext:value-type="string">
            <text:p>RN1, RN2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3" office:value-type="float" office:value="0.0688" calcext:value-type="float">
            <text:p>0,06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AY16-330J4LFCT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CAY16-330J4LF</text:p>
          </table:table-cell>
          <table:table-cell table:style-name="ce69" office:value-type="float" office:value="0.085" calcext:value-type="float">
            <text:p>0,085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69" office:value-type="float" office:value="0.004" calcext:value-type="float">
            <text:p>0,00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DR1206-33R-4/8</text:p>
          </table:table-cell>
          <table:table-cell table:style-name="ce43" office:value-type="float" office:value="0.00885" calcext:value-type="float">
            <text:p>0,00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2" calcext:value-type="float">
            <text:p>2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RS" calcext:value-type="string">
            <text:p>RS</text:p>
          </table:table-cell>
          <table:table-cell table:style-name="ce118" table:formula="of:=IF([.B103]&lt;&gt;&quot;&quot;;MIN([.H103];[.K103];[.N103];[.R103];[.U103]);&quot;&quot;)" office:value-type="currency" office:currency="EUR" office:value="0.004" calcext:value-type="currency">
            <text:p>0,004 €</text:p>
          </table:table-cell>
          <table:table-cell table:style-name="ce112" table:formula="of:=[.B103]" office:value-type="float" office:value="2" calcext:value-type="float">
            <text:p>2</text:p>
          </table:table-cell>
          <table:table-cell table:style-name="ce128" table:formula="of:=[.Z103]*[.AA103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7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3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23" office:value-type="string" calcext:value-type="string">
            <text:p>SRF0703-821M</text:p>
          </table:table-cell>
          <table:table-cell table:style-name="ce44" office:value-type="float" office:value="0.827" calcext:value-type="float">
            <text:p>0,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,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,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4]&lt;&gt;&quot;&quot;;&quot;&quot;;[.B104])" office:value-type="float" office:value="1" calcext:value-type="float">
            <text:p>1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18" table:formula="of:=IF([.B104]&lt;&gt;&quot;&quot;;MIN([.H104];[.K104];[.N104];[.R104];[.U104]);&quot;&quot;)" office:value-type="currency" office:currency="EUR" office:value="0.681" calcext:value-type="currency">
            <text:p>0,681 €</text:p>
          </table:table-cell>
          <table:table-cell table:style-name="ce112" table:formula="of:=[.B104]" office:value-type="float" office:value="1" calcext:value-type="float">
            <text:p>1</text:p>
          </table:table-cell>
          <table:table-cell table:style-name="ce128" table:formula="of:=[.Z104]*[.AA104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7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20</text:p>
          </table:table-cell>
          <table:table-cell table:style-name="ce22" office:value-type="string" calcext:value-type="string">
            <text:p><text:span text:style-name="T2">THT</text:span>, Minifit Jr. 2-pin, right angle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9963367</text:p>
          </table:table-cell>
          <table:table-cell table:style-name="ce13" office:value-type="string" calcext:value-type="string">
            <text:p>39-30-1020</text:p>
          </table:table-cell>
          <table:table-cell table:style-name="ce43" office:value-type="float" office:value="0.408" calcext:value-type="float">
            <text:p>0,4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WM135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8-39-30-1020 </text:p>
          </table:table-cell>
          <table:table-cell table:style-name="ce69" office:value-type="float" office:value="0.498" calcext:value-type="float">
            <text:p>0,498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0-9837</text:p>
          </table:table-cell>
          <table:table-cell table:style-name="ce13" office:value-type="string" calcext:value-type="string">
            <text:p>39-30-1020</text:p>
          </table:table-cell>
          <table:table-cell table:style-name="ce69" office:value-type="float" office:value="0.352" calcext:value-type="float">
            <text:p>0,352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MX-39-30-1020 </text:p>
          </table:table-cell>
          <table:table-cell table:style-name="ce43" office:value-type="float" office:value="0.3394" calcext:value-type="float">
            <text:p>0,339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5]" office:value-type="float" office:value="1" calcext:value-type="float">
            <text:p>1</text:p>
          </table:table-cell>
          <table:table-cell table:style-name="ce76" table:formula="of:=IF([.W105]&lt;&gt;&quot;&quot;;&quot;&quot;;[.B105])">
            <text:p/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18" table:formula="of:=IF([.B105]&lt;&gt;&quot;&quot;;MIN([.H105];[.K105];[.N105];[.R105];[.U105]);&quot;&quot;)" office:value-type="currency" office:currency="EUR" office:value="0.3394" calcext:value-type="currency">
            <text:p>0,339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7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0LF</text:p>
          </table:table-cell>
          <table:table-cell table:style-name="ce23" office:value-type="string" calcext:value-type="string">
            <text:p><text:span text:style-name="T2">THT</text:span>, 20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S2111EC-10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0LF</text:p>
          </table:table-cell>
          <table:table-cell table:style-name="ce70" office:value-type="float" office:value="1.22" calcext:value-type="float">
            <text:p>1,2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ZL212-20KG</text:p>
          </table:table-cell>
          <table:table-cell table:style-name="ce44" office:value-type="float" office:value="0.13973" calcext:value-type="float">
            <text:p>0,140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13973" calcext:value-type="currency">
            <text:p>0,140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7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91322110005</text:p>
          </table:table-cell>
          <table:table-cell table:style-name="ce22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3" office:value-type="float" office:value="0.373" calcext:value-type="float">
            <text:p>0,37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2772-ND</text:p>
          </table:table-cell>
          <table:table-cell table:style-name="ce69" office:value-type="float" office:value="1.01" calcext:value-type="float">
            <text:p>1,0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10-691322110005</text:p>
          </table:table-cell>
          <table:table-cell table:style-name="ce69" office:value-type="float" office:value="1" calcext:value-type="float">
            <text:p>1,0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4-6642</text:p>
          </table:table-cell>
          <table:table-cell table:style-name="ce13" office:value-type="string" calcext:value-type="string">
            <text:p>691322110005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Farnell" calcext:value-type="string">
            <text:p>Farnell</text:p>
          </table:table-cell>
          <table:table-cell table:style-name="ce118" table:formula="of:=IF([.B107]&lt;&gt;&quot;&quot;;MIN([.H107];[.K107];[.N107];[.R107];[.U107]);&quot;&quot;)" office:value-type="currency" office:currency="EUR" office:value="0.373" calcext:value-type="currency">
            <text:p>0,373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7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S1024-2*10R0</text:p>
          </table:table-cell>
          <table:table-cell table:style-name="ce23" office:value-type="string" calcext:value-type="string">
            <text:p><text:span text:style-name="T2">THT</text:span>, 2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668376</text:p>
          </table:table-cell>
          <table:table-cell table:style-name="ce23" office:value-type="string" calcext:value-type="string">
            <text:p>SSW-110-02-G-D-RA</text:p>
          </table:table-cell>
          <table:table-cell table:style-name="ce44" office:value-type="float" office:value="2.64" calcext:value-type="float">
            <text:p>2,6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AM10030-ND</text:p>
          </table:table-cell>
          <table:table-cell table:style-name="ce70" office:value-type="float" office:value="1.77" calcext:value-type="float">
            <text:p>1,7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200-SSW11002TDRA</text:p>
          </table:table-cell>
          <table:table-cell table:style-name="ce70" office:value-type="float" office:value="1.75" calcext:value-type="float">
            <text:p>1,7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80-0986</text:p>
          </table:table-cell>
          <table:table-cell table:style-name="ce86" office:value-type="string" calcext:value-type="string">
            <text:p>SSW-110-02-T-D-RA</text:p>
          </table:table-cell>
          <table:table-cell table:style-name="ce70" office:value-type="float" office:value="2.1" calcext:value-type="float">
            <text:p>2,10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ZL263-20DG</text:p>
          </table:table-cell>
          <table:table-cell table:style-name="ce44" office:value-type="float" office:value="0.3353" calcext:value-type="float">
            <text:p>0,335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18" table:formula="of:=IF([.B108]&lt;&gt;&quot;&quot;;MIN([.H108];[.K108];[.N108];[.R108];[.U108]);&quot;&quot;)" office:value-type="currency" office:currency="EUR" office:value="0.3353" calcext:value-type="currency">
            <text:p>0,335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7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MAJ51A</text:p>
          </table:table-cell>
          <table:table-cell table:style-name="ce22" office:value-type="string" calcext:value-type="string">
            <text:p>SMA</text:p>
          </table:table-cell>
          <table:table-cell table:style-name="ce13" office:value-type="string" calcext:value-type="string">
            <text:p>ZD1, ZD5</text:p>
          </table:table-cell>
          <table:table-cell table:style-name="ce13" office:value-type="string" calcext:value-type="string">
            <text:p>2677667</text:p>
          </table:table-cell>
          <table:table-cell table:style-name="ce13" office:value-type="string" calcext:value-type="string">
            <text:p>SMAJ51A</text:p>
          </table:table-cell>
          <table:table-cell table:style-name="ce43" office:value-type="float" office:value="0.144" calcext:value-type="float">
            <text:p>0,14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MAJ51ALFCT-ND</text:p>
          </table:table-cell>
          <table:table-cell table:style-name="ce69" office:value-type="float" office:value="0.37" calcext:value-type="float">
            <text:p>0,3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MAJ51A</text:p>
          </table:table-cell>
          <table:table-cell table:style-name="ce69" office:value-type="float" office:value="0.463" calcext:value-type="float">
            <text:p>0,46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71-4238</text:p>
          </table:table-cell>
          <table:table-cell table:style-name="ce13" office:value-type="string" calcext:value-type="string">
            <text:p>SMAJ51A</text:p>
          </table:table-cell>
          <table:table-cell table:style-name="ce69" office:value-type="float" office:value="0.32" calcext:value-type="float">
            <text:p>0,32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SMAJ51A-LF</text:p>
          </table:table-cell>
          <table:table-cell table:style-name="ce43" office:value-type="float" office:value="0.2013" calcext:value-type="float">
            <text:p>0,201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109]&lt;&gt;&quot;&quot;;&quot;&quot;;[.B109])" office:value-type="float" office:value="2" calcext:value-type="float">
            <text:p>2</text:p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Farnell" calcext:value-type="string">
            <text:p>Farnell</text:p>
          </table:table-cell>
          <table:table-cell table:style-name="ce118" table:formula="of:=IF([.B109]&lt;&gt;&quot;&quot;;MIN([.H109];[.K109];[.N109];[.R109];[.U109]);&quot;&quot;)" office:value-type="currency" office:currency="EUR" office:value="0.144" calcext:value-type="currency">
            <text:p>0,144 €</text:p>
          </table:table-cell>
          <table:table-cell table:style-name="ce112" table:formula="of:=[.B109]" office:value-type="float" office:value="2" calcext:value-type="float">
            <text:p>2</text:p>
          </table:table-cell>
          <table:table-cell table:style-name="ce128" table:formula="of:=[.Z109]*[.AA109]" office:value-type="float" office:value="0.288" calcext:value-type="float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3Z9V1T1G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ZD2</text:p>
          </table:table-cell>
          <table:table-cell table:style-name="ce14" office:value-type="string" calcext:value-type="string">
            <text:p>2463517</text:p>
          </table:table-cell>
          <table:table-cell table:style-name="ce23" office:value-type="string" calcext:value-type="string">
            <text:p>MM3Z9V1T1G </text:p>
          </table:table-cell>
          <table:table-cell table:style-name="ce44" office:value-type="float" office:value="0.124" calcext:value-type="float">
            <text:p>0,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,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86" office:value-type="string" calcext:value-type="string">
            <text:p>MM3Z9V1T1G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200" calcext:value-type="float">
            <text:p>200</text:p>
          </table:table-cell>
          <table:table-cell table:style-name="ce95" office:value-type="string" calcext:value-type="string">
            <text:p>MM3Z9V1T1G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0]&lt;&gt;&quot;&quot;;&quot;&quot;;[.B110])" office:value-type="float" office:value="1" calcext:value-type="float">
            <text:p>1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18" table:formula="of:=IF([.B110]&lt;&gt;&quot;&quot;;MIN([.H110];[.K110];[.N110];[.R110];[.U110]);&quot;&quot;)" office:value-type="currency" office:currency="EUR" office:value="0.0204" calcext:value-type="currency">
            <text:p>0,020 €</text:p>
          </table:table-cell>
          <table:table-cell table:style-name="ce112" table:formula="of:=[.B110]" office:value-type="float" office:value="1" calcext:value-type="float">
            <text:p>1</text:p>
          </table:table-cell>
          <table:table-cell table:style-name="ce128" table:formula="of:=[.Z110]*[.AA110]" office:value-type="float" office:value="0.0204" calcext:value-type="float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LVU2.8-TP</text:p>
          </table:table-cell>
          <table:table-cell table:style-name="ce22" office:value-type="string" calcext:value-type="string">
            <text:p>TVS, SOT-23</text:p>
          </table:table-cell>
          <table:table-cell table:style-name="ce13" office:value-type="string" calcext:value-type="string">
            <text:p>ZD3</text:p>
          </table:table-cell>
          <table:table-cell table:style-name="ce13" office:value-type="string" calcext:value-type="string">
            <text:p>2749173</text:p>
          </table:table-cell>
          <table:table-cell table:style-name="ce13" office:value-type="string" calcext:value-type="string">
            <text:p>SLVU2.8HTG</text:p>
          </table:table-cell>
          <table:table-cell table:style-name="ce43" office:value-type="float" office:value="0.929" calcext:value-type="float">
            <text:p>0,929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LVU2.8-TPMSCT-ND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LVU2.8-TP </text:p>
          </table:table-cell>
          <table:table-cell table:style-name="ce69" office:value-type="float" office:value="0.664" calcext:value-type="float">
            <text:p>0,66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93-1942</text:p>
          </table:table-cell>
          <table:table-cell table:style-name="ce13" office:value-type="string" calcext:value-type="string">
            <text:p>SLVU2.8HTG </text:p>
          </table:table-cell>
          <table:table-cell table:style-name="ce69" office:value-type="float" office:value="1" calcext:value-type="float">
            <text:p>1,00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Mouser" calcext:value-type="string">
            <text:p>Mouser</text:p>
          </table:table-cell>
          <table:table-cell table:style-name="ce118" table:formula="of:=IF([.B111]&lt;&gt;&quot;&quot;;MIN([.H111];[.K111];[.N111];[.R111];[.U111]);&quot;&quot;)" office:value-type="currency" office:currency="EUR" office:value="0.664" calcext:value-type="currency">
            <text:p>0,664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664" calcext:value-type="float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ZD4</text:p>
          </table:table-cell>
          <table:table-cell table:style-name="ce14" office:value-type="string" calcext:value-type="string">
            <text:p>1431272</text:p>
          </table:table-cell>
          <table:table-cell table:style-name="ce23" office:value-type="string" calcext:value-type="string">
            <text:p>MMSZ5230B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MMSZ5230BT1GOSCT-ND </text:p>
          </table:table-cell>
          <table:table-cell table:style-name="ce70" office:value-type="float" office:value="0.148" calcext:value-type="float">
            <text:p>0,1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MMSZ5230B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45-3033</text:p>
          </table:table-cell>
          <table:table-cell table:style-name="ce86" office:value-type="string" calcext:value-type="string">
            <text:p>MMSZ5230BT1G</text:p>
          </table:table-cell>
          <table:table-cell table:style-name="ce70" office:value-type="float" office:value="0.173" calcext:value-type="float">
            <text:p>0,173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MMSZ5230BT1G</text:p>
          </table:table-cell>
          <table:table-cell table:style-name="ce44" office:value-type="float" office:value="0.0326" calcext:value-type="float">
            <text:p>0,033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TME" calcext:value-type="string">
            <text:p>TME</text:p>
          </table:table-cell>
          <table:table-cell table:style-name="ce118" table:formula="of:=IF([.B112]&lt;&gt;&quot;&quot;;MIN([.H112];[.K112];[.N112];[.R112];[.U112]);&quot;&quot;)" office:value-type="currency" office:currency="EUR" office:value="0.0326" calcext:value-type="currency">
            <text:p>0,033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0326" calcext:value-type="float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2])" office:value-type="float" office:value="18" calcext:value-type="float">
            <text:p>18</text:p>
          </table:table-cell>
          <table:table-cell table:style-name="ce104" table:formula="of:=SUM([.X4:.X112])" office:value-type="float" office:value="269" calcext:value-type="float">
            <text:p>269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2])" office:value-type="currency" office:currency="EUR" office:value="66.14204" calcext:value-type="currency">
            <text:p>66,14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6]&lt;&gt;&quot;&quot;;&quot;&quot;;[.B116])" office:value-type="float" office:value="1" calcext:value-type="float">
            <text:p>1</text:p>
          </table:table-cell>
          <table:table-cell table:style-name="ce112" table:formula="of:=IF([.Z116]=[.H116];&quot;Farnell&quot;; IF([.Z116]=[.K116]; &quot;Digikey&quot;; IF([.Z116]=[.N116]; &quot;Mouser&quot;; IF([.Z116]=[.R116]; &quot;RS&quot;; IF([.Z116]=[.U116]; &quot;TME&quot;)))))" office:value-type="string" office:string-value="Farnell" calcext:value-type="string">
            <text:p>Farnell</text:p>
          </table:table-cell>
          <table:table-cell table:style-name="ce118" table:formula="of:=IF([.B116]&lt;&gt;&quot;&quot;;MIN([.H116];[.K116];[.N116];[.R116];[.U116]);&quot;&quot;)" office:value-type="currency" office:currency="EUR" office:value="0" calcext:value-type="currency">
            <text:p>0,000 €</text:p>
          </table:table-cell>
          <table:table-cell table:style-name="ce112" table:formula="of:=[.B116]" office:value-type="float" office:value="1" calcext:value-type="float">
            <text:p>1</text:p>
          </table:table-cell>
          <table:table-cell table:style-name="ce128" table:formula="of:=[.Z116]*[.AA116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TME" calcext:value-type="string">
            <text:p>TME</text:p>
          </table:table-cell>
          <table:table-cell table:style-name="ce118" table:formula="of:=IF([.B117]&lt;&gt;&quot;&quot;;MIN([.H117];[.K117];[.N117];[.R117];[.U117]);&quot;&quot;)" office:value-type="currency" office:currency="EUR" office:value="0.0241" calcext:value-type="currency">
            <text:p>0,024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8]&lt;&gt;&quot;&quot;;&quot;&quot;;[.B118])" office:value-type="float" office:value="6" calcext:value-type="float">
            <text:p>6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18" table:formula="of:=IF([.B118]&lt;&gt;&quot;&quot;;MIN([.H118];[.K118];[.N118];[.R118];[.U118]);&quot;&quot;)" office:value-type="currency" office:currency="EUR" office:value="0" calcext:value-type="currency">
            <text:p>0,000 €</text:p>
          </table:table-cell>
          <table:table-cell table:style-name="ce112" table:formula="of:=[.B118]" office:value-type="float" office:value="6" calcext:value-type="float">
            <text:p>6</text:p>
          </table:table-cell>
          <table:table-cell table:style-name="ce128" table:formula="of:=[.Z118]*[.AA118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9]&lt;&gt;&quot;&quot;;&quot;&quot;;[.B119])" office:value-type="float" office:value="1" calcext:value-type="float">
            <text:p>1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TME" calcext:value-type="string">
            <text:p>TME</text:p>
          </table:table-cell>
          <table:table-cell table:style-name="ce118" table:formula="of:=IF([.B119]&lt;&gt;&quot;&quot;;MIN([.H119];[.K119];[.N119];[.R119];[.U119]);&quot;&quot;)" office:value-type="currency" office:currency="EUR" office:value="0.01039" calcext:value-type="currency">
            <text:p>0,010 €</text:p>
          </table:table-cell>
          <table:table-cell table:style-name="ce112" table:formula="of:=[.B119]" office:value-type="float" office:value="1" calcext:value-type="float">
            <text:p>1</text:p>
          </table:table-cell>
          <table:table-cell table:style-name="ce128" table:formula="of:=[.Z119]*[.AA119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Farnell" calcext:value-type="string">
            <text:p>Farnell</text:p>
          </table:table-cell>
          <table:table-cell table:style-name="ce118" table:formula="of:=IF([.B120]&lt;&gt;&quot;&quot;;MIN([.H120];[.K120];[.N120];[.R120];[.U120]);&quot;&quot;)" office:value-type="currency" office:currency="EUR" office:value="0" calcext:value-type="currency">
            <text:p>0,00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TME" calcext:value-type="string">
            <text:p>TME</text:p>
          </table:table-cell>
          <table:table-cell table:style-name="ce118" table:formula="of:=IF([.B123]&lt;&gt;&quot;&quot;;MIN([.H123];[.K123];[.N123];[.R123];[.U123]);&quot;&quot;)" office:value-type="currency" office:currency="EUR" office:value="0.11315" calcext:value-type="currency">
            <text:p>0,113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7]=[.H127];&quot;Farnell&quot;; IF([.Z127]=[.K127]; &quot;Digikey&quot;; IF([.Z127]=[.N127]; &quot;Mouser&quot;; IF([.Z127]=[.R127]; &quot;RS&quot;; IF([.Z127]=[.U127]; &quot;TME&quot;)))))" office:value-type="string" office:string-value="TME" calcext:value-type="string">
            <text:p>TME</text:p>
          </table:table-cell>
          <table:table-cell table:style-name="ce118" table:formula="of:=IF([.B127]&lt;&gt;&quot;&quot;;MIN([.H127];[.K127];[.N127];[.R127];[.U127]);&quot;&quot;)" office:value-type="currency" office:currency="EUR" office:value="0.0723" calcext:value-type="currency">
            <text:p>0,072 €</text:p>
          </table:table-cell>
          <table:table-cell table:style-name="ce112" table:formula="of:=[.B127]" office:value-type="float" office:value="2" calcext:value-type="float">
            <text:p>2</text:p>
          </table:table-cell>
          <table:table-cell table:style-name="ce128" table:formula="of:=[.Z127]*[.AA127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2.36" calcext:value-type="currency">
            <text:p>2,360 €</text:p>
          </table:table-cell>
          <table:table-cell table:style-name="ce112" table:formula="of:=[.B128]" office:value-type="float" office:value="1" calcext:value-type="float">
            <text:p>1</text:p>
          </table:table-cell>
          <table:table-cell table:style-name="ce128" table:formula="of:=[.Z128]*[.AA128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0.0147" calcext:value-type="currency">
            <text:p>0,015 €</text:p>
          </table:table-cell>
          <table:table-cell table:style-name="ce112" table:formula="of:=[.B129]" office:value-type="float" office:value="2" calcext:value-type="float">
            <text:p>2</text:p>
          </table:table-cell>
          <table:table-cell table:style-name="ce128" table:formula="of:=[.Z129]*[.AA129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192" calcext:value-type="currency">
            <text:p>0,012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,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777" calcext:value-type="currency">
            <text:p>0,018 €</text:p>
          </table:table-cell>
          <table:table-cell table:style-name="ce112" table:formula="of:=[.B131]" office:value-type="float" office:value="5" calcext:value-type="float">
            <text:p>5</text:p>
          </table:table-cell>
          <table:table-cell table:style-name="ce128" table:formula="of:=[.Z131]*[.AA131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" calcext:value-type="currency">
            <text:p>0,010 €</text:p>
          </table:table-cell>
          <table:table-cell table:style-name="ce112" table:formula="of:=[.B132]" office:value-type="float" office:value="3" calcext:value-type="float">
            <text:p>3</text:p>
          </table:table-cell>
          <table:table-cell table:style-name="ce128" table:formula="of:=[.Z132]*[.AA132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79020.5</text:p>
          </table:table-cell>
          <table:table-cell table:style-name="ce22" office:value-type="string" calcext:value-type="string">
            <text:p>20 x 5 mm, 5A fuse; quick blow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179020.5</text:p>
          </table:table-cell>
          <table:table-cell table:style-name="ce43" office:value-type="float" office:value="0.1428" calcext:value-type="float">
            <text:p>0,14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1428" calcext:value-type="currency">
            <text:p>0,143 €</text:p>
          </table:table-cell>
          <table:table-cell table:style-name="ce112" table:formula="of:=[.B133]" office:value-type="float" office:value="2" calcext:value-type="float">
            <text:p>2</text:p>
          </table:table-cell>
          <table:table-cell table:style-name="ce128" table:formula="of:=[.Z133]*[.AA133]" office:value-type="float" office:value="0.2856" calcext:value-type="float">
            <text:p>0,28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,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,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,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,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15.65" calcext:value-type="currency">
            <text:p>15,650 €</text:p>
          </table:table-cell>
          <table:table-cell table:style-name="ce112" table:formula="of:=[.B134]" office:value-type="float" office:value="1" calcext:value-type="float">
            <text:p>1</text:p>
          </table:table-cell>
          <table:table-cell table:style-name="ce128" table:formula="of:=[.Z134]*[.AA134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Digikey" calcext:value-type="string">
            <text:p>Digikey</text:p>
          </table:table-cell>
          <table:table-cell table:style-name="ce118" table:formula="of:=IF([.B135]&lt;&gt;&quot;&quot;;MIN([.H135];[.K135];[.N135];[.R135];[.U135]);&quot;&quot;)" office:value-type="currency" office:currency="EUR" office:value="0.26" calcext:value-type="currency">
            <text:p>0,26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,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18" table:formula="of:=IF([.B136]&lt;&gt;&quot;&quot;;MIN([.H136];[.K136];[.N136];[.R136];[.U136]);&quot;&quot;)" office:value-type="currency" office:currency="EUR" office:value="0.57" calcext:value-type="currency">
            <text:p>0,57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7:.AB136])" office:value-type="currency" office:currency="EUR" office:value="19.44229" calcext:value-type="currency">
            <text:p>19,44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3" table:number-columns-spanned="19" table:number-rows-spanned="1"/>
          <table:covered-table-cell table:style-name="ce163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3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,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0]*[.AA140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9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0:.AB140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10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1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3]+[.AB137]+[.AB141]" office:value-type="currency" office:currency="EUR" office:value="94.4131588288288" calcext:value-type="currency">
            <text:p>94,41 €</text:p>
          </table:table-cell>
          <table:table-cell table:number-columns-repeated="992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0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5" table:number-columns-repeated="2"/>
          <table:table-cell table:style-name="Default"/>
          <table:table-cell table:style-name="ce181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5"/>
          <table:covered-table-cell table:style-name="Default"/>
          <table:covered-table-cell table:style-name="ce181"/>
          <table:covered-table-cell table:number-columns-repeated="2" table:style-name="ce154"/>
          <table:covered-table-cell table:style-name="ce206"/>
          <table:covered-table-cell table:style-name="ce154"/>
          <table:table-cell table:style-name="ce154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0"/>
          <table:table-cell table:style-name="ce154" table:number-columns-repeated="2"/>
          <table:table-cell table:style-name="ce206"/>
          <table:table-cell table:style-name="ce154" table:number-columns-repeated="2"/>
          <table:table-cell table:style-name="ce206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0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3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1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32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ce34"/>
          <table:table-cell table:number-columns-repeated="4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 table:number-rows-repeated="107">
          <table:table-cell table:number-columns-repeated="8"/>
          <table:table-cell table:style-name="ce182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 table:number-rows-repeated="1047712">
          <table:table-cell table:number-columns-repeated="1020"/>
        </table:table-row>
        <table:table-row table:style-name="ro14" table:number-rows-repeated="592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2mm" fo:margin-left="9.14mm" fo:margin-right="17.78mm" fo:margin-top="3.3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 style:data-style-name="N2" text:time-value="23:32:57.968003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12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12-27T23:36:04.937451529</dc:date>
    <meta:editing-cycles>3523</meta:editing-cycles>
    <meta:editing-duration>P18DT8H8M27S</meta:editing-duration>
    <meta:generator>LibreOffice/6.2.4.2$Linux_X86_64 LibreOffice_project/2412653d852ce75f65fbfa83fb7e7b669a126d64</meta:generator>
    <dc:creator>Denis Kotlar</dc:creator>
    <meta:document-statistic meta:table-count="1" meta:cell-count="31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